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03D91C694CB82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73cm" svg:height="9.977cm" draw:z-index="0"><draw:image xlink:href="Pictures/100000000000055600000300F03D91C694CB82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8:33:23.391480208</meta:creation-date>
    <dc:date>2018-06-11T08:34:16.064255250</dc:date>
    <meta:editing-duration>PT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